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Roboto" svg:font-family="Roboto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sk" fo:country="SK"/>
    </style:style>
    <style:style style:name="P2" style:family="paragraph" style:parent-style-name="Standard">
      <style:text-properties fo:language="en" fo:country="US" officeooo:rsid="002128be"/>
    </style:style>
    <style:style style:name="P3" style:family="paragraph" style:parent-style-name="Standard">
      <style:text-properties fo:language="sk" fo:country="SK" officeooo:rsid="002128be" officeooo:paragraph-rsid="002128be"/>
    </style:style>
    <style:style style:name="P4" style:family="paragraph" style:parent-style-name="Standard">
      <style:text-properties fo:language="sk" fo:country="SK" officeooo:rsid="00227cd6" officeooo:paragraph-rsid="00227cd6"/>
    </style:style>
    <style:style style:name="P5" style:family="paragraph" style:parent-style-name="Standard">
      <style:text-properties fo:language="sk" fo:country="SK" officeooo:paragraph-rsid="002a45a3"/>
    </style:style>
    <style:style style:name="P6" style:family="paragraph" style:parent-style-name="Text_20_body">
      <style:text-properties fo:language="sk" fo:country="SK" officeooo:rsid="00305dcd" officeooo:paragraph-rsid="0034e042"/>
    </style:style>
    <style:style style:name="T1" style:family="text">
      <style:text-properties officeooo:rsid="001c45e5"/>
    </style:style>
    <style:style style:name="T2" style:family="text">
      <style:text-properties officeooo:rsid="001f41b4"/>
    </style:style>
    <style:style style:name="T3" style:family="text">
      <style:text-properties fo:language="sk" fo:country="SK"/>
    </style:style>
    <style:style style:name="T4" style:family="text">
      <style:text-properties officeooo:rsid="00227cd6"/>
    </style:style>
    <style:style style:name="T5" style:family="text">
      <style:text-properties officeooo:rsid="0028d0ec"/>
    </style:style>
    <style:style style:name="T6" style:family="text">
      <style:text-properties officeooo:rsid="002a45a3"/>
    </style:style>
    <style:style style:name="T7" style:family="text">
      <style:text-properties officeooo:rsid="002b58ed"/>
    </style:style>
    <style:style style:name="T8" style:family="text">
      <style:text-properties officeooo:rsid="002b764e"/>
    </style:style>
    <style:style style:name="T9" style:family="text">
      <style:text-properties officeooo:rsid="002c4939"/>
    </style:style>
    <style:style style:name="T10" style:family="text">
      <style:text-properties officeooo:rsid="002ebeff"/>
    </style:style>
    <style:style style:name="T11" style:family="text">
      <style:text-properties officeooo:rsid="00305dcd"/>
    </style:style>
    <style:style style:name="T12" style:family="text">
      <style:text-properties officeooo:rsid="0033ca2d"/>
    </style:style>
    <style:style style:name="T13" style:family="text">
      <style:text-properties officeooo:rsid="0034e042"/>
    </style:style>
    <style:style style:name="T14" style:family="text">
      <style:text-properties fo:language="en" fo:country="US" officeooo:rsid="00374c79"/>
    </style:style>
    <style:style style:name="T15" style:family="text">
      <style:text-properties officeooo:rsid="00374c7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h text:style-name="Heading_20_1" text:outline-level="1">N<text:span text:style-name="T3">ávrh</text:span></text:h>
      <text:h text:style-name="Heading_20_2" text:outline-level="2">Získavanie dát</text:h>
      <text:p text:style-name="P5"><text:span text:style-name="T1">Ako z</text:span>droje <text:span text:style-name="T2">po</text:span>užívateľsk<text:span text:style-name="T2">ých</text:span> recenzii boli vybran<text:span text:style-name="T5">é</text:span> recenzie, <text:span text:style-name="T5">ktoré sú</text:span> užívateľmi uverejňovan<text:span text:style-name="T2">é</text:span> na platforme Steam a Metacritic. <text:span text:style-name="T8">Ďalším vhodným zdrojom recenzií je web Gamespot, ktorý poskytuje API a čiastočne anotované recenzie video hier. </text:span><text:s/>Množstvo <text:span text:style-name="T2">a kvalita dát </text:span>v anglickom a českom jazyku <text:span text:style-name="T2">sú</text:span> pri veľkom množstve video herných titulov postačujúce pre <text:span text:style-name="T2">aspektovo orientovanú</text:span> analýz<text:span text:style-name="T2">u</text:span>, <text:span text:style-name="T2">no pre menej známe tituly je recenzií nedostatok, </text:span><text:span text:style-name="T4">čo ovplyvní výstupy analýzy</text:span><text:span text:style-name="T2">. </text:span><text:span text:style-name="T6">Z tohto dôvodu bude systém poskytovať len <text:s/>analýzu video hier, ktorých celkové množstvo recenzií zo všetkých zdrojov je postačujúce.</text:span></text:p>
      <text:p text:style-name="P5"/>
      <text:p text:style-name="P5"><text:span text:style-name="T7">Recenzie z platformy Steam </text:span><text:span text:style-name="T8">a webu Gamespot</text:span><text:span text:style-name="T7"> budú získavané pomocou voľne dostupného API, </text:span><text:span text:style-name="T8">ktoré <text:s/>služby poskytujú a recenzie z webu Metacritic budú </text:span><text:span text:style-name="T9">získavané metódou data scraping</text:span><text:span text:style-name="T7">. </text:span><text:span text:style-name="T9">Informácie, ktoré budú </text:span><text:span text:style-name="T11">získavané</text:span><text:span text:style-name="T9">: text recenzie, </text:span><text:span text:style-name="T10">anotáci</text:span><text:span text:style-name="T11">a</text:span><text:span text:style-name="T10"> recenzie</text:span><text:span text:style-name="T9">, hodnotenie, meno recenzovanej hry, jazyk recenzie a časové razítko vytvorenia recenzie. </text:span><text:span text:style-name="T11">Získané dáta budú uchovávané v PostgreSQL databáze.</text:span></text:p>
      <text:p text:style-name="P5"/>
      <text:h text:style-name="Heading_20_2" text:outline-level="2">Analýza </text:h>
      <text:p text:style-name="P6">Recenzie budú analyzované na úrovni aspektu. <text:span text:style-name="T12">Samotnej analýze bude predchádzať filtrovanie nepodstatných recenzií a predspracovanie textu recenzie </text:span><text:span text:style-name="T14">(tokeni</text:span><text:span text:style-name="T15">zácia</text:span><text:span text:style-name="T14">). </text:span><text:span text:style-name="T15">Na extrahovanie aspektov z recenzií bude použitý pred-trénovaný BERT model.</text:span></text:p>
      <text:p text:style-name="Text_20_body"/>
      <text:p text:style-name="P4"/>
      <text:p text:style-name="P3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Roboto" svg:font-family="Roboto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28T15:18:23.927000000</meta:creation-date>
    <meta:generator>LibreOffice/7.0.4.2$Windows_X86_64 LibreOffice_project/dcf040e67528d9187c66b2379df5ea4407429775</meta:generator>
    <dc:date>2021-10-30T21:11:47.254000000</dc:date>
    <meta:editing-duration>PT36M18S</meta:editing-duration>
    <meta:editing-cycles>7</meta:editing-cycles>
    <meta:document-statistic meta:table-count="0" meta:image-count="0" meta:object-count="0" meta:page-count="1" meta:paragraph-count="6" meta:word-count="168" meta:character-count="1242" meta:non-whitespace-character-count="1076"/>
  </office:meta>
</office:document-meta>
</file>